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6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916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6.442cm"/>
    </style:style>
    <style:style style:name="co6" style:family="table-column">
      <style:table-column-properties fo:break-before="auto" style:column-width="6.359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ltar of Sacrifice</text:p>
          </table:table-cell>
          <table:table-cell office:value-type="currency" office:currency="EUR" office:value="37">
            <text:p>37,00 €</text:p>
          </table:table-cell>
          <table:table-cell office:value-type="string">
            <text:p>23x23 cm</text:p>
          </table:table-cell>
          <table:table-cell office:value-type="string">
            <text:p>Altar of Sacrifice 1</text:p>
          </table:table-cell>
          <table:table-cell table:number-columns-repeated="5"/>
        </table:table-row>
        <table:table-row table:style-name="ro1">
          <table:table-cell office:value-type="string">
            <text:p>Altar of Sacrifice +40 Magnets</text:p>
          </table:table-cell>
          <table:table-cell office:value-type="currency" office:currency="EUR" office:value="39">
            <text:p>39,00 €</text:p>
          </table:table-cell>
          <table:table-cell office:value-type="string">
            <text:p>23x23 cm</text:p>
          </table:table-cell>
          <table:table-cell office:value-type="string">
            <text:p>Altar of Sacrifice 1</text:p>
          </table:table-cell>
          <table:table-cell table:number-columns-repeated="5"/>
        </table:table-row>
        <table:table-row table:style-name="ro1">
          <table:table-cell office:value-type="string">
            <text:p>Cuetzpal Bazaa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65x95 mm</text:p>
          </table:table-cell>
          <table:table-cell office:value-type="string">
            <text:p>Cuetzpal Bazaar 1</text:p>
          </table:table-cell>
          <table:table-cell table:number-columns-repeated="5"/>
        </table:table-row>
        <table:table-row table:style-name="ro1">
          <table:table-cell office:value-type="string">
            <text:p>Cuetzpal empire BIG scenic bases rond A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92x120 mm</text:p>
          </table:table-cell>
          <table:table-cell office:value-type="string">
            <text:p>Cuetzpal empire BIG scenic bases 1</text:p>
          </table:table-cell>
          <table:table-cell table:number-columns-repeated="5"/>
        </table:table-row>
        <table:table-row table:style-name="ro1">
          <table:table-cell office:value-type="string">
            <text:p>Cuetzpal empire BIG scenic bases carré A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100 mm</text:p>
          </table:table-cell>
          <table:table-cell office:value-type="string">
            <text:p>Cuetzpal empire BIG scenic bases 1</text:p>
          </table:table-cell>
          <table:table-cell table:number-columns-repeated="5"/>
        </table:table-row>
        <table:table-row table:style-name="ro1">
          <table:table-cell office:value-type="string">
            <text:p>Cuetzpal empire BIG scenic bases rond B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92x120 mm</text:p>
          </table:table-cell>
          <table:table-cell office:value-type="string">
            <text:p>Cuetzpal empire BIG scenic bases 1</text:p>
          </table:table-cell>
          <table:table-cell table:number-columns-repeated="5"/>
        </table:table-row>
        <table:table-row table:style-name="ro1">
          <table:table-cell office:value-type="string">
            <text:p>Cuetzpal empire BIG scenic bases carré B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100 mm</text:p>
          </table:table-cell>
          <table:table-cell office:value-type="string">
            <text:p>Cuetzpal empire BIG scenic bases 1</text:p>
          </table:table-cell>
          <table:table-cell table:number-columns-repeated="5"/>
        </table:table-row>
        <table:table-row table:style-name="ro1">
          <table:table-cell office:value-type="string">
            <text:p>Cuetzpal Gold Coin</text:p>
          </table:table-cell>
          <table:table-cell office:value-type="currency" office:currency="EUR" office:value="1">
            <text:p>1,00 €</text:p>
          </table:table-cell>
          <table:table-cell/>
          <table:table-cell office:value-type="string">
            <text:p>Cuetzpal Gold Coin 1</text:p>
          </table:table-cell>
          <table:table-cell table:number-columns-repeated="5"/>
        </table:table-row>
        <table:table-row table:style-name="ro1">
          <table:table-cell office:value-type="string">
            <text:p>Cuetzpal Gold Coin x10</text:p>
          </table:table-cell>
          <table:table-cell office:value-type="currency" office:currency="EUR" office:value="9">
            <text:p>9,00 €</text:p>
          </table:table-cell>
          <table:table-cell/>
          <table:table-cell office:value-type="string">
            <text:p>Cuetzpal Gold Coin 1</text:p>
          </table:table-cell>
          <table:table-cell table:number-columns-repeated="5"/>
        </table:table-row>
        <table:table-row table:style-name="ro1">
          <table:table-cell office:value-type="string">
            <text:p>Cuetzpal Gold Coin x30</text:p>
          </table:table-cell>
          <table:table-cell office:value-type="currency" office:currency="EUR" office:value="25">
            <text:p>25,00 €</text:p>
          </table:table-cell>
          <table:table-cell/>
          <table:table-cell office:value-type="string">
            <text:p>Cuetzpal Gold Coin 1</text:p>
          </table:table-cell>
          <table:table-cell table:number-columns-repeated="5"/>
        </table:table-row>
        <table:table-row table:style-name="ro1">
          <table:table-cell office:value-type="string">
            <text:p>Cuetzpal Prisoners</text:p>
          </table:table-cell>
          <table:table-cell office:value-type="currency" office:currency="EUR" office:value="6">
            <text:p>6,00 €</text:p>
          </table:table-cell>
          <table:table-cell/>
          <table:table-cell office:value-type="string">
            <text:p>Cuetzpal Prisoners 1</text:p>
          </table:table-cell>
          <table:table-cell table:number-columns-repeated="5"/>
        </table:table-row>
        <table:table-row table:style-name="ro1">
          <table:table-cell office:value-type="string">
            <text:p>Cuetzpal Town and Temazcal</text:p>
          </table:table-cell>
          <table:table-cell office:value-type="currency" office:currency="EUR" office:value="39">
            <text:p>39,00 €</text:p>
          </table:table-cell>
          <table:table-cell/>
          <table:table-cell office:value-type="string">
            <text:p>Cuetzpal Town and Temazcal 1</text:p>
          </table:table-cell>
          <table:table-cell table:number-columns-repeated="5"/>
        </table:table-row>
        <table:table-row table:style-name="ro1">
          <table:table-cell office:value-type="string">
            <text:p>Dinosaur Nests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D45mm à D 80mm</text:p>
          </table:table-cell>
          <table:table-cell office:value-type="string">
            <text:p>Dinosaur Nests 1</text:p>
          </table:table-cell>
          <table:table-cell table:number-columns-repeated="5"/>
        </table:table-row>
        <table:table-row table:style-name="ro1">
          <table:table-cell office:value-type="string">
            <text:p>Ehecatl Shrine 4è étage</text:p>
          </table:table-cell>
          <table:table-cell office:value-type="currency" office:currency="EUR" office:value="53">
            <text:p>53,00 €</text:p>
          </table:table-cell>
          <table:table-cell office:value-type="string">
            <text:p>20x19x18 cm</text:p>
          </table:table-cell>
          <table:table-cell office:value-type="string">
            <text:p>Ehecatl Shrine 4è étage 1</text:p>
          </table:table-cell>
          <table:table-cell table:number-columns-repeated="5"/>
        </table:table-row>
        <table:table-row table:style-name="ro1">
          <table:table-cell office:value-type="string">
            <text:p>Ehecatl Shrine 4+3è étages</text:p>
          </table:table-cell>
          <table:table-cell office:value-type="currency" office:currency="EUR" office:value="88">
            <text:p>88,00 €</text:p>
          </table:table-cell>
          <table:table-cell office:value-type="string">
            <text:p>25x24x23 cm</text:p>
          </table:table-cell>
          <table:table-cell office:value-type="string">
            <text:p>Ehecatl Shrine 4+3è étages 1</text:p>
          </table:table-cell>
          <table:table-cell table:number-columns-repeated="5"/>
        </table:table-row>
        <table:table-row table:style-name="ro1">
          <table:table-cell office:value-type="string">
            <text:p>Ehecatl Shrine 4+3+2è étages</text:p>
          </table:table-cell>
          <table:table-cell office:value-type="currency" office:currency="EUR" office:value="131">
            <text:p>131,00 €</text:p>
          </table:table-cell>
          <table:table-cell office:value-type="string">
            <text:p>29x29x29 cm</text:p>
          </table:table-cell>
          <table:table-cell office:value-type="string">
            <text:p>Ehecatl Shrine 4+3+2è étages 1</text:p>
          </table:table-cell>
          <table:table-cell table:number-columns-repeated="5"/>
        </table:table-row>
        <table:table-row table:style-name="ro1">
          <table:table-cell office:value-type="string">
            <text:p>Ehecatl Shrine</text:p>
          </table:table-cell>
          <table:table-cell office:value-type="currency" office:currency="EUR" office:value="193">
            <text:p>193,00 €</text:p>
          </table:table-cell>
          <table:table-cell office:value-type="string">
            <text:p>33x34x35 cm</text:p>
          </table:table-cell>
          <table:table-cell office:value-type="string">
            <text:p>Ehecatl Shrine 1</text:p>
          </table:table-cell>
          <table:table-cell office:value-type="string">
            <text:p>Ehecatl Shrine 4thfloor 1</text:p>
          </table:table-cell>
          <table:table-cell office:value-type="string">
            <text:p>Ehecatl Shrine 3thfloor 1</text:p>
          </table:table-cell>
          <table:table-cell office:value-type="string">
            <text:p>Ehecatl Shrine 2thfloor 1</text:p>
          </table:table-cell>
          <table:table-cell office:value-type="string">
            <text:p>Ehecatl Shrine 1thfloor 1</text:p>
          </table:table-cell>
          <table:table-cell/>
        </table:table-row>
        <table:table-row table:style-name="ro1">
          <table:table-cell office:value-type="string">
            <text:p>Ehecatl Shrine +90 Magnets</text:p>
          </table:table-cell>
          <table:table-cell office:value-type="currency" office:currency="EUR" office:value="197.5">
            <text:p>197,50 €</text:p>
          </table:table-cell>
          <table:table-cell office:value-type="string">
            <text:p>33x34x35 cm</text:p>
          </table:table-cell>
          <table:table-cell office:value-type="string">
            <text:p>Ehecatl Shrine 1</text:p>
          </table:table-cell>
          <table:table-cell office:value-type="string">
            <text:p>Ehecatl Shrine 4thfloor 1</text:p>
          </table:table-cell>
          <table:table-cell office:value-type="string">
            <text:p>Ehecatl Shrine 3thfloor 1</text:p>
          </table:table-cell>
          <table:table-cell office:value-type="string">
            <text:p>Ehecatl Shrine 2thfloor 1</text:p>
          </table:table-cell>
          <table:table-cell office:value-type="string">
            <text:p>Ehecatl Shrine 1thfloor 1</text:p>
          </table:table-cell>
          <table:table-cell/>
        </table:table-row>
        <table:table-row table:style-name="ro1">
          <table:table-cell office:value-type="string">
            <text:p>Fences</text:p>
          </table:table-cell>
          <table:table-cell office:value-type="currency" office:currency="EUR" office:value="4">
            <text:p>4,00 €</text:p>
          </table:table-cell>
          <table:table-cell/>
          <table:table-cell office:value-type="string">
            <text:p>Fences 1</text:p>
          </table:table-cell>
          <table:table-cell table:number-columns-repeated="5"/>
        </table:table-row>
        <table:table-row table:style-name="ro1">
          <table:table-cell office:value-type="string">
            <text:p>Iluikatl Platform</text:p>
          </table:table-cell>
          <table:table-cell office:value-type="currency" office:currency="EUR" office:value="90">
            <text:p>90,00 €</text:p>
          </table:table-cell>
          <table:table-cell office:value-type="string">
            <text:p>38x30 cm</text:p>
          </table:table-cell>
          <table:table-cell office:value-type="string">
            <text:p>Iluikatl Platform 1</text:p>
          </table:table-cell>
          <table:table-cell table:number-columns-repeated="5"/>
        </table:table-row>
        <table:table-row table:style-name="ro1">
          <table:table-cell office:value-type="string">
            <text:p>Iluikatl Platform +64 Magnets</text:p>
          </table:table-cell>
          <table:table-cell office:value-type="currency" office:currency="EUR" office:value="93.2">
            <text:p>93,20 €</text:p>
          </table:table-cell>
          <table:table-cell office:value-type="string">
            <text:p>38x30 cm</text:p>
          </table:table-cell>
          <table:table-cell office:value-type="string">
            <text:p>Iluikatl Platform 1</text:p>
          </table:table-cell>
          <table:table-cell table:number-columns-repeated="5"/>
        </table:table-row>
        <table:table-row table:style-name="ro1">
          <table:table-cell office:value-type="string">
            <text:p>Interdimensional Gate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20x16 cm</text:p>
          </table:table-cell>
          <table:table-cell office:value-type="string">
            <text:p>Interdimensional Gate 1</text:p>
          </table:table-cell>
          <table:table-cell table:number-columns-repeated="5"/>
        </table:table-row>
        <table:table-row table:style-name="ro1">
          <table:table-cell office:value-type="string">
            <text:p>Interdimensional Gate +28 Magnets</text:p>
          </table:table-cell>
          <table:table-cell office:value-type="currency" office:currency="EUR" office:value="36.4">
            <text:p>36,40 €</text:p>
          </table:table-cell>
          <table:table-cell office:value-type="string">
            <text:p>20x16 cm</text:p>
          </table:table-cell>
          <table:table-cell office:value-type="string">
            <text:p>Interdimensional Gate 1</text:p>
          </table:table-cell>
          <table:table-cell table:number-columns-repeated="5"/>
        </table:table-row>
        <table:table-row table:style-name="ro1">
          <table:table-cell office:value-type="string">
            <text:p>Jungle Terrain 1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16x12 cm</text:p>
          </table:table-cell>
          <table:table-cell office:value-type="string">
            <text:p>Jungle Terrain 1</text:p>
          </table:table-cell>
          <table:table-cell table:number-columns-repeated="5"/>
        </table:table-row>
        <table:table-row table:style-name="ro1">
          <table:table-cell office:value-type="string">
            <text:p>Jungle Terrain 2</text:p>
          </table:table-cell>
          <table:table-cell office:value-type="currency" office:currency="EUR" office:value="13">
            <text:p>13,00 €</text:p>
          </table:table-cell>
          <table:table-cell office:value-type="string">
            <text:p>16x11 cm</text:p>
          </table:table-cell>
          <table:table-cell office:value-type="string">
            <text:p>Jungle Terrain 2</text:p>
          </table:table-cell>
          <table:table-cell table:number-columns-repeated="5"/>
        </table:table-row>
        <table:table-row table:style-name="ro1">
          <table:table-cell office:value-type="string">
            <text:p>Jungle Terrain 3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13x14 cm</text:p>
          </table:table-cell>
          <table:table-cell office:value-type="string">
            <text:p>Jungle Terrain 3</text:p>
          </table:table-cell>
          <table:table-cell table:number-columns-repeated="5"/>
        </table:table-row>
        <table:table-row table:style-name="ro1">
          <table:table-cell office:value-type="string">
            <text:p>Jungle Terrain 4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11x12 cm</text:p>
          </table:table-cell>
          <table:table-cell office:value-type="string">
            <text:p>Jungle Terrain 4</text:p>
          </table:table-cell>
          <table:table-cell table:number-columns-repeated="5"/>
        </table:table-row>
        <table:table-row table:style-name="ro1">
          <table:table-cell office:value-type="string">
            <text:p>Jungle Terrain 5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9x10 cm</text:p>
          </table:table-cell>
          <table:table-cell office:value-type="string">
            <text:p>Jungle Terrain 5</text:p>
          </table:table-cell>
          <table:table-cell table:number-columns-repeated="5"/>
        </table:table-row>
        <table:table-row table:style-name="ro1">
          <table:table-cell office:value-type="string">
            <text:p>Jungle Terrain 6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17x17 cm</text:p>
          </table:table-cell>
          <table:table-cell office:value-type="string">
            <text:p>Jungle Terrain 6</text:p>
          </table:table-cell>
          <table:table-cell table:number-columns-repeated="5"/>
        </table:table-row>
        <table:table-row table:style-name="ro1">
          <table:table-cell office:value-type="string">
            <text:p>Jungle Terrain 7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8x15 cm</text:p>
          </table:table-cell>
          <table:table-cell office:value-type="string">
            <text:p>Jungle Terrain 7</text:p>
          </table:table-cell>
          <table:table-cell table:number-columns-repeated="5"/>
        </table:table-row>
        <table:table-row table:style-name="ro1">
          <table:table-cell office:value-type="string">
            <text:p>Jungle Terrain 8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9x13 cm</text:p>
          </table:table-cell>
          <table:table-cell office:value-type="string">
            <text:p>Jungle Terrain 8</text:p>
          </table:table-cell>
          <table:table-cell table:number-columns-repeated="5"/>
        </table:table-row>
        <table:table-row table:style-name="ro1">
          <table:table-cell office:value-type="string">
            <text:p>Jungle Terrain 9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9x9 cm</text:p>
          </table:table-cell>
          <table:table-cell office:value-type="string">
            <text:p>Jungle Terrain 9</text:p>
          </table:table-cell>
          <table:table-cell table:number-columns-repeated="5"/>
        </table:table-row>
        <table:table-row table:style-name="ro1">
          <table:table-cell office:value-type="string">
            <text:p>Jungle Trees Ruins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15x14 cm</text:p>
          </table:table-cell>
          <table:table-cell office:value-type="string">
            <text:p>Jungle Trees Ruins 1</text:p>
          </table:table-cell>
          <table:table-cell table:number-columns-repeated="5"/>
        </table:table-row>
        <table:table-row table:style-name="ro1">
          <table:table-cell office:value-type="string">
            <text:p>Jungle Trees</text:p>
          </table:table-cell>
          <table:table-cell office:value-type="currency" office:currency="EUR" office:value="49">
            <text:p>49,00 €</text:p>
          </table:table-cell>
          <table:table-cell office:value-type="string">
            <text:p>15x12 cm</text:p>
          </table:table-cell>
          <table:table-cell office:value-type="string">
            <text:p>Jungle Trees 1</text:p>
          </table:table-cell>
          <table:table-cell table:number-columns-repeated="5"/>
        </table:table-row>
        <table:table-row table:style-name="ro1">
          <table:table-cell office:value-type="string">
            <text:p>Plant of the wishes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7x15 cm</text:p>
          </table:table-cell>
          <table:table-cell office:value-type="string">
            <text:p>Plant of the wishes 1</text:p>
          </table:table-cell>
          <table:table-cell table:number-columns-repeated="5"/>
        </table:table-row>
        <table:table-row table:style-name="ro1">
          <table:table-cell office:value-type="string">
            <text:p>Quetzalcoatl Temple</text:p>
          </table:table-cell>
          <table:table-cell office:value-type="currency" office:currency="EUR" office:value="90">
            <text:p>90,00 €</text:p>
          </table:table-cell>
          <table:table-cell office:value-type="string">
            <text:p>26x30x28 cm</text:p>
          </table:table-cell>
          <table:table-cell office:value-type="string">
            <text:p>Quetzalcoatl Temple 1</text:p>
          </table:table-cell>
          <table:table-cell table:number-columns-repeated="5"/>
        </table:table-row>
        <table:table-row table:style-name="ro1">
          <table:table-cell office:value-type="string">
            <text:p>Quetzalcoatl Temple +54 Magnets</text:p>
          </table:table-cell>
          <table:table-cell office:value-type="currency" office:currency="EUR" office:value="92.7">
            <text:p>92,70 €</text:p>
          </table:table-cell>
          <table:table-cell office:value-type="string">
            <text:p>26x30x28 cm</text:p>
          </table:table-cell>
          <table:table-cell office:value-type="string">
            <text:p>Quetzalcoatl Temple 1</text:p>
          </table:table-cell>
          <table:table-cell table:number-columns-repeated="5"/>
        </table:table-row>
        <table:table-row table:style-name="ro1">
          <table:table-cell office:value-type="string">
            <text:p>Small Altar Clean</text:p>
          </table:table-cell>
          <table:table-cell office:value-type="currency" office:currency="EUR" office:value="28">
            <text:p>28,00 €</text:p>
          </table:table-cell>
          <table:table-cell office:value-type="string">
            <text:p>23x23 cm</text:p>
          </table:table-cell>
          <table:table-cell office:value-type="string">
            <text:p>Small Altar Clean 1</text:p>
          </table:table-cell>
          <table:table-cell table:number-columns-repeated="5"/>
        </table:table-row>
        <table:table-row table:style-name="ro1">
          <table:table-cell office:value-type="string">
            <text:p>Small Altar Clean +40 Magnets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3x23 cm</text:p>
          </table:table-cell>
          <table:table-cell office:value-type="string">
            <text:p>Small Altar Clean 1</text:p>
          </table:table-cell>
          <table:table-cell table:number-columns-repeated="5"/>
        </table:table-row>
        <table:table-row table:style-name="ro1">
          <table:table-cell office:value-type="string">
            <text:p>Small Altar Jungle Covered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23x23 cm</text:p>
          </table:table-cell>
          <table:table-cell office:value-type="string">
            <text:p>Small Altar Jungle Covered 1</text:p>
          </table:table-cell>
          <table:table-cell table:number-columns-repeated="5"/>
        </table:table-row>
        <table:table-row table:style-name="ro1">
          <table:table-cell office:value-type="string">
            <text:p>Small Altar Jungle Covered +40 Magnets</text:p>
          </table:table-cell>
          <table:table-cell office:value-type="currency" office:currency="EUR" office:value="37">
            <text:p>37,00 €</text:p>
          </table:table-cell>
          <table:table-cell office:value-type="string">
            <text:p>23x23 cm</text:p>
          </table:table-cell>
          <table:table-cell office:value-type="string">
            <text:p>Small Altar Jungle Covered 1</text:p>
          </table:table-cell>
          <table:table-cell table:number-columns-repeated="5"/>
        </table:table-row>
        <table:table-row table:style-name="ro1">
          <table:table-cell office:value-type="string">
            <text:p>Small Altar Medium Jungle</text:p>
          </table:table-cell>
          <table:table-cell office:value-type="currency" office:currency="EUR" office:value="37.5">
            <text:p>37,50 €</text:p>
          </table:table-cell>
          <table:table-cell office:value-type="string">
            <text:p>23x23 cm</text:p>
          </table:table-cell>
          <table:table-cell office:value-type="string">
            <text:p>Small Altar Medium Jungle 1</text:p>
          </table:table-cell>
          <table:table-cell table:number-columns-repeated="5"/>
        </table:table-row>
        <table:table-row table:style-name="ro1">
          <table:table-cell office:value-type="string">
            <text:p>Small Altar Medium Jungle +40 Magnets</text:p>
          </table:table-cell>
          <table:table-cell office:value-type="currency" office:currency="EUR" office:value="39.5">
            <text:p>39,50 €</text:p>
          </table:table-cell>
          <table:table-cell office:value-type="string">
            <text:p>23x23 cm</text:p>
          </table:table-cell>
          <table:table-cell office:value-type="string">
            <text:p>Small Altar Medium Jungle 1</text:p>
          </table:table-cell>
          <table:table-cell table:number-columns-repeated="5"/>
        </table:table-row>
        <table:table-row table:style-name="ro1">
          <table:table-cell office:value-type="string">
            <text:p>TlachtliDouble side walls</text:p>
          </table:table-cell>
          <table:table-cell office:value-type="currency" office:currency="EUR" office:value="22">
            <text:p>22,00 €</text:p>
          </table:table-cell>
          <table:table-cell/>
          <table:table-cell office:value-type="string">
            <text:p>TlachtliDouble side walls 1</text:p>
          </table:table-cell>
          <table:table-cell table:number-columns-repeated="5"/>
        </table:table-row>
        <table:table-row table:style-name="ro1">
          <table:table-cell office:value-type="string">
            <text:p>Tzompantli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65mm par pièces</text:p>
          </table:table-cell>
          <table:table-cell office:value-type="string">
            <text:p>Tzompantli 1</text:p>
          </table:table-cell>
          <table:table-cell table:number-columns-repeated="5"/>
        </table:table-row>
        <table:table-row table:style-name="ro1">
          <table:table-cell office:value-type="string">
            <text:p>Whirlwind of energy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Option pour Altar of Sacrifice</text:p>
          </table:table-cell>
          <table:table-cell office:value-type="string">
            <text:p>Whirlwind of energy 1</text:p>
          </table:table-cell>
          <table:table-cell table:number-columns-repeated="5"/>
        </table:table-row>
        <table:table-row table:style-name="ro2">
          <table:table-cell office:value-type="string">
            <text:p>Tenochtitlan Major Temple + 4è étage</text:p>
          </table:table-cell>
          <table:table-cell office:value-type="currency" office:currency="EUR" office:value="138">
            <text:p>138,00 €</text:p>
          </table:table-cell>
          <table:table-cell office:value-type="string">
            <text:p>45x30 cm</text:p>
          </table:table-cell>
          <table:table-cell office:value-type="string">
            <text:p>Tenochtitlan Major Temple Top Floor 1</text:p>
          </table:table-cell>
          <table:table-cell table:number-columns-repeated="5"/>
        </table:table-row>
        <table:table-row table:style-name="ro2">
          <table:table-cell office:value-type="string">
            <text:p>Tenochtitlan Major Temple + 4&amp;3è étages</text:p>
          </table:table-cell>
          <table:table-cell office:value-type="currency" office:currency="EUR" office:value="206">
            <text:p>206,00 €</text:p>
          </table:table-cell>
          <table:table-cell office:value-type="string">
            <text:p>48x35 cm</text:p>
          </table:table-cell>
          <table:table-cell office:value-type="string">
            <text:p>Tenochtitlan Major Temple Top Floor 1</text:p>
          </table:table-cell>
          <table:table-cell office:value-type="string">
            <text:p>Tenochtitlan Major Temple 3rd Floor 1</text:p>
          </table:table-cell>
          <table:table-cell table:number-columns-repeated="4"/>
        </table:table-row>
        <table:table-row table:style-name="ro2">
          <table:table-cell office:value-type="string">
            <text:p>Tenochtitlan Major Temple + 4&amp;3&amp;2è étages</text:p>
          </table:table-cell>
          <table:table-cell office:value-type="currency" office:currency="EUR" office:value="283">
            <text:p>283,00 €</text:p>
          </table:table-cell>
          <table:table-cell office:value-type="string">
            <text:p>52x40 cm</text:p>
          </table:table-cell>
          <table:table-cell office:value-type="string">
            <text:p>Tenochtitlan Major Temple Top Floor 1</text:p>
          </table:table-cell>
          <table:table-cell office:value-type="string">
            <text:p>Tenochtitlan Major Temple 3rd Floor 1</text:p>
          </table:table-cell>
          <table:table-cell office:value-type="string">
            <text:p>Tenochtitlan Major Temple 2rd Floor 1</text:p>
          </table:table-cell>
          <table:table-cell table:number-columns-repeated="3"/>
        </table:table-row>
        <table:table-row table:style-name="ro2">
          <table:table-cell office:value-type="string">
            <text:p>Tenochtitlan Major Temple + 4&amp;3&amp;2&amp;1er étages</text:p>
          </table:table-cell>
          <table:table-cell office:value-type="currency" office:currency="EUR" office:value="375">
            <text:p>375,00 €</text:p>
          </table:table-cell>
          <table:table-cell office:value-type="string">
            <text:p>55x49 cm</text:p>
          </table:table-cell>
          <table:table-cell office:value-type="string">
            <text:p>Tenochtitlan Major Temple Top Floor 1</text:p>
          </table:table-cell>
          <table:table-cell office:value-type="string">
            <text:p>Tenochtitlan Major Temple 3rd Floor 1</text:p>
          </table:table-cell>
          <table:table-cell office:value-type="string">
            <text:p>Tenochtitlan Major Temple 2rd Floor 1</text:p>
          </table:table-cell>
          <table:table-cell office:value-type="string">
            <text:p>Tenochtitlan Major Temple 1rd Floor 1</text:p>
          </table:table-cell>
          <table:table-cell table:number-columns-repeated="2"/>
        </table:table-row>
        <table:table-row table:style-name="ro2">
          <table:table-cell office:value-type="string">
            <text:p>Tenochtitlan Major Temple</text:p>
          </table:table-cell>
          <table:table-cell office:value-type="currency" office:currency="EUR" office:value="480">
            <text:p>480,00 €</text:p>
          </table:table-cell>
          <table:table-cell office:value-type="string">
            <text:p>62x60 cm</text:p>
          </table:table-cell>
          <table:table-cell office:value-type="string">
            <text:p>Tenochtitlan Major Temple 1</text:p>
          </table:table-cell>
          <table:table-cell office:value-type="string">
            <text:p>Tenochtitlan Major Temple Top Floor 1</text:p>
          </table:table-cell>
          <table:table-cell office:value-type="string">
            <text:p>Tenochtitlan Major Temple 3rd Floor 1</text:p>
          </table:table-cell>
          <table:table-cell office:value-type="string">
            <text:p>Tenochtitlan Major Temple 2rd Floor 1</text:p>
          </table:table-cell>
          <table:table-cell office:value-type="string">
            <text:p>Tenochtitlan Major Temple 1rd Floor 1</text:p>
          </table:table-cell>
          <table:table-cell office:value-type="string">
            <text:p>Tenochtitlan Major Temple Plateform 1</text:p>
          </table:table-cell>
        </table:table-row>
        <table:table-row table:style-name="ro2">
          <table:table-cell office:value-type="string">
            <text:p>Tenochtitlan Major Temple + 140 Magnets</text:p>
          </table:table-cell>
          <table:table-cell office:value-type="currency" office:currency="EUR" office:value="485">
            <text:p>485,00 €</text:p>
          </table:table-cell>
          <table:table-cell office:value-type="string">
            <text:p>62x60 cm</text:p>
          </table:table-cell>
          <table:table-cell office:value-type="string">
            <text:p>Tenochtitlan Major Temple 1</text:p>
          </table:table-cell>
          <table:table-cell office:value-type="string">
            <text:p>Tenochtitlan Major Temple Top Floor 1</text:p>
          </table:table-cell>
          <table:table-cell office:value-type="string">
            <text:p>Tenochtitlan Major Temple 3rd Floor 1</text:p>
          </table:table-cell>
          <table:table-cell office:value-type="string">
            <text:p>Tenochtitlan Major Temple 2rd Floor 1</text:p>
          </table:table-cell>
          <table:table-cell office:value-type="string">
            <text:p>Tenochtitlan Major Temple 1rd Floor 1</text:p>
          </table:table-cell>
          <table:table-cell office:value-type="string">
            <text:p>Tenochtitlan Major Temple Plateform 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15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15:42:47.65</dc:date>
    <dc:creator>Ycham BOUNOUAR</dc:creator>
    <meta:editing-duration>PT58M28S</meta:editing-duration>
    <meta:editing-cycles>13</meta:editing-cycles>
    <meta:document-statistic meta:table-count="1" meta:cell-count="234" meta:object-count="0"/>
  </office:meta>
</office:document-meta>
</file>